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Menlo" svg:font-family="Menlo, Consolas, Monaco, 'Noto Mono', 'Nimbus Mono L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cbc3" officeooo:paragraph-rsid="0012cbc3"/>
    </style:style>
    <style:style style:name="P2" style:family="paragraph" style:parent-style-name="Standard">
      <style:paragraph-properties fo:text-align="justify" style:justify-single-word="false"/>
      <style:text-properties fo:color="#5983b0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5983b0" fo:font-weight="bold" officeooo:rsid="0015dc97" officeooo:paragraph-rsid="0015dc9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15dc97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16a1b5"/>
    </style:style>
    <style:style style:name="P7" style:family="paragraph" style:parent-style-name="Standard">
      <style:paragraph-properties fo:text-align="justify" style:justify-single-word="false"/>
      <style:text-properties officeooo:rsid="0013fe39" officeooo:paragraph-rsid="0013fe39"/>
    </style:style>
    <style:style style:name="P8" style:family="paragraph" style:parent-style-name="Standard">
      <style:paragraph-properties fo:text-align="justify" style:justify-single-word="false"/>
      <style:text-properties officeooo:rsid="0015dc97" officeooo:paragraph-rsid="0015dc97"/>
    </style:style>
    <style:style style:name="P9" style:family="paragraph" style:parent-style-name="Standard">
      <style:paragraph-properties fo:text-align="justify" style:justify-single-word="false"/>
      <style:text-properties officeooo:rsid="0016a1b5" officeooo:paragraph-rsid="0015dc97"/>
    </style:style>
    <style:style style:name="P10" style:family="paragraph" style:parent-style-name="Standard">
      <style:paragraph-properties fo:text-align="justify" style:justify-single-word="false"/>
      <style:text-properties officeooo:rsid="0016a1b5" officeooo:paragraph-rsid="0016a1b5"/>
    </style:style>
    <style:style style:name="T1" style:family="text">
      <style:text-properties officeooo:rsid="0012cbc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5dc97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555555" style:font-name="Lato" fo:font-size="11.25pt" fo:letter-spacing="normal" fo:font-style="normal" fo:font-weight="normal"/>
    </style:style>
    <style:style style:name="T6" style:family="text">
      <style:text-properties fo:font-variant="normal" fo:text-transform="none" fo:color="#000000" style:font-name="Menlo" fo:font-size="11.25pt" fo:letter-spacing="normal" fo:font-style="normal" fo:font-weight="normal" fo:background-color="#f8f9fa" loext:char-shading-value="0" loext:padding-left="0.106cm" loext:padding-right="0.106cm" loext:padding-top="0.049cm" loext:padding-bottom="0.049cm" loext:border="0.06pt solid #c8ccd1"/>
    </style:style>
    <style:style style:name="T7" style:family="text">
      <style:text-properties fo:font-style="normal" fo:font-weight="normal" officeooo:rsid="0015dc97" style:font-style-asian="normal" style:font-weight-asian="normal" style:font-style-complex="normal" style:font-weight-complex="normal"/>
    </style:style>
    <style:style style:name="T8" style:family="text">
      <style:text-properties officeooo:rsid="0015dc9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6a1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gura<text:span text:style-name="T1">ndo</text:span> o Revit para OpenBIM</text:p>
      <text:p text:style-name="P4"/>
      <text:p text:style-name="P1"><text:a xlink:type="simple" xlink:href="https://wiki.osarch.org/index.php?title=Revit_setup_for_OpenBIM" text:style-name="Internet_20_link" text:visited-style-name="Visited_20_Internet_20_Link">Link</text:a> de referência</text:p>
      <text:p text:style-name="P1"/>
      <text:p text:style-name="P1">O Revit não vem com forte suporte oficial para Industry Foundation Classes (IFC).</text:p>
      <text:p text:style-name="P1">O plugin Revit IFC de código-fonte aberto <text:a xlink:type="simple" xlink:href="https://github.com/Autodesk/revit-ifc" text:style-name="Internet_20_link" text:visited-style-name="Visited_20_Internet_20_Link">revit-ifc</text:a> vem com o Revit, mas geralmente está desatualizada e contém <text:span text:style-name="T2">bugs</text:span> que impedem o funcionamento básica (como a capacidade de atribuir parâmetros de tipo IFC usando o arquivo oficial de parâmetros compartilhados, relatório de <text:span text:style-name="T2">bug</text:span>). </text:p>
      <text:p text:style-name="P1"/>
      <text:p text:style-name="P1">Portanto, é um requisito para a saída produtiva atualizar para a versão mais recente do plugin.</text:p>
      <text:p text:style-name="P1"/>
      <text:p text:style-name="P7">Plugin para o <text:a xlink:type="simple" xlink:href="https://apps.autodesk.com/RVT/en/Detail/Index?id=8986482933300179260" text:style-name="Internet_20_link" text:visited-style-name="Visited_20_Internet_20_Link">Revit 2020</text:a></text:p>
      <text:p text:style-name="P7">Plugin para o <text:a xlink:type="simple" xlink:href="https://apps.autodesk.com/RVT/en/Detail/Index?id=7265544480016320144" text:style-name="Internet_20_link" text:visited-style-name="Visited_20_Internet_20_Link">Revit 2021</text:a></text:p>
      <text:p text:style-name="P7"/>
      <text:p text:style-name="P8">Pode haver um atraso entre uma versão e outra, os executáveis são publicados primeiro no github <text:a xlink:type="simple" xlink:href="https://github.com/Autodesk/revit-ifc/releases" text:style-name="Internet_20_link" text:visited-style-name="Visited_20_Internet_20_Link">revit-ifc</text:a>.</text:p>
      <text:p text:style-name="P8"/>
      <text:p text:style-name="P3">Configurando mapeamentos de classe IFC</text:p>
      <text:p text:style-name="P3"/>
      <text:p text:style-name="P8">O Revit vem com um arquivo de mapeamentos para mapear as categorias da família Revit para as classes IFC. OSArch forneceu sua própria versão deste arquivo com as seguintes melhorias:</text:p>
      <text:p text:style-name="P8"/>
      <text:list xml:id="list1808915917" text:style-name="L1">
        <text:list-item>
          <text:p text:style-name="P5"><text:span text:style-name="T8">Fora da caixa, o Revit não exporta grades para IFC. Isso corrige isso, exportando grades de forma adequada para </text:span><text:span text:style-name="T4">IfcGrid</text:span><text:span text:style-name="T7">.</text:span></text:p>
        </text:list-item>
        <text:list-item>
          <text:p text:style-name="P6"><text:span text:style-name="T8">Em vez de serem excluídos da exportação, </text:span><text:span text:style-name="T4">Structural Connections</text:span><text:span text:style-name="T8"> agora são exportados como </text:span><text:span text:style-name="T4">IfcMechanicalFastener</text:span><text:span text:style-name="T8"> ou </text:span><text:span text:style-name="T4">IfcFastener</text:span><text:span text:style-name="T8"> conforme relevante.</text:span></text:p>
        </text:list-item>
        <text:list-item>
          <text:p text:style-name="P6"><text:span text:style-name="T4">Topography</text:span><text:span text:style-name="T8"> é exportado como </text:span><text:span text:style-name="T4">IfcSite</text:span><text:span text:style-name="T8">, para permitir que a geolocalização IFC2X3 ocorra.</text:span></text:p>
        </text:list-item>
        <text:list-item>
          <text:p text:style-name="P6"><text:span text:style-name="T8">Os furos estruturais são exportados em </text:span><text:span text:style-name="T4">IfcOpeningElement</text:span><text:span text:style-name="T8"> vez de omitidos.</text:span></text:p>
        </text:list-item>
        <text:list-item>
          <text:p text:style-name="P6"><text:span text:style-name="T8">Os membros estruturais são exportados como em </text:span><text:span text:style-name="T4">IfcMember</text:span><text:span text:style-name="T8"> vez de </text:span><text:span text:style-name="T4">IfcBuildingElementProxy</text:span><text:span text:style-name="T8">, exceto para </text:span><text:span text:style-name="T4">Joist</text:span><text:span text:style-name="T8"> objetos, que são exportados como </text:span><text:span text:style-name="T4">IfcBeam</text:span><text:span text:style-name="T8">.</text:span></text:p>
        </text:list-item>
        <text:list-item>
          <text:p text:style-name="P6"><text:span text:style-name="T8">As paredes de varredura de parede são exportadas como em </text:span><text:span text:style-name="T4">IfcWall</text:span><text:span text:style-name="T8"> vez de </text:span><text:span text:style-name="T4">IfcBuildingElementProxy</text:span><text:span text:style-name="T8">.</text:span></text:p>
          <text:p text:style-name="P6"/>
        </text:list-item>
      </text:list>
      <text:p text:style-name="P8"><text:span text:style-name="T10">O mapeamento de classes IFC Revit</text:span> pode <text:span text:style-name="T10">ser </text:span>baix<text:span text:style-name="T10">ado</text:span> <text:a xlink:type="simple" xlink:href="https://raw.githubusercontent.com/Moult/revit-ifc/osarch/Install/Program%20Files%20to%20Install/exportlayers-ifc-osarch.txt" text:style-name="Internet_20_link" text:visited-style-name="Visited_20_Internet_20_Link">aqui</text:a><text:span text:style-name="T10">.</text:span></text:p>
      <text:p text:style-name="P8"/>
      <text:p text:style-name="P10">É importante garantir que o mapeamento de classe seja válido. O Revit não o impedirá de especificar mapeamentos de classe inválidos, como mapear certos objetos a serem exportados como <text:span text:style-name="T3">IfcSite</text:span> ou <text:span text:style-name="T3">IfcGrid</text:span>. Isso resultará em arquivos IFC inválidos que podem causar problemas em outros softwares.</text:p>
      <text:p text:style-name="P8"/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Menlo" svg:font-family="Menlo, Consolas, Monaco, 'Noto Mono', 'Nimbus Mono L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3:37:41.615000000</meta:creation-date>
    <dc:date>2021-06-11T16:22:01.611000000</dc:date>
    <meta:editing-duration>PT13M38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9" meta:word-count="298" meta:character-count="1904" meta:non-whitespace-character-count="1630"/>
  </office:meta>
</office:document-meta>
</file>